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5" table:default-cell-style-name="ce3"/>
        <table:table-column table:style-name="co14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objects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</text:p>
          </table:table-cell>
          <table:table-cell table:style-name="ce2" office:value-type="string" calcext:value-type="string">
            <text:p>objects_clustered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</text:p>
          </table:table-cell>
          <table:table-cell table:style-name="Default"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</text:p>
          </table:table-cell>
          <table:table-cell table:style-name="Default" office:value-type="string" calcext:value-type="string">
            <text:p>length_clustered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,o,c,g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,g,w,p,d,z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723" calcext:value-type="float">
            <text:p>0.723</text:p>
          </table:table-cell>
          <table:table-cell table:formula="of:=LEN([.E3])" office:value-type="float" office:value="6" calcext:value-type="float">
            <text:p>6</text:p>
          </table:table-cell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z,p,w,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605" calcext:value-type="float">
            <text:p>0.605</text:p>
          </table:table-cell>
          <table:table-cell table:formula="of:=LEN([.E4])" office:value-type="float" office:value="4" calcext:value-type="float">
            <text:p>4</text:p>
          </table:table-cell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yocndg</text:p>
          </table:table-cell>
          <table:table-cell table:style-name="Default" office:value-type="string" calcext:value-type="string">
            <text:p>p,z,w,y,o,c,n,d,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806" calcext:value-type="float">
            <text:p>0.806</text:p>
          </table:table-cell>
          <table:table-cell table:formula="of:=LEN([.E5])" office:value-type="float" office:value="9" calcext:value-type="float">
            <text:p>9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,p,t,g,z,o,c</text:p>
          </table:table-cell>
          <table:table-cell table:number-columns-repeated="2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,w,z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 office:value-type="string" calcext:value-type="string">
            <text:p>c,o,p,z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9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,o,p,n,z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10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pwqxgcnd</text:p>
          </table:table-cell>
          <table:table-cell office:value-type="string" calcext:value-type="string">
            <text:p>o,p,w,q,x,g,c,n,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1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1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gpohqnd</text:p>
          </table:table-cell>
          <table:table-cell office:value-type="string" calcext:value-type="string">
            <text:p>c,g,p,o,h,q,n,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style-name="ce3"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13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,w,o,c,g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4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,c,w,g,z</text:p>
          </table:table-cell>
          <table:table-cell table:number-columns-repeated="2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table:number-columns-repeated="2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,w,o,z,g</text:p>
          </table:table-cell>
          <table:table-cell table:number-columns-repeated="2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 office:value-type="string" calcext:value-type="string">
            <text:p>p,o,c,q,n,d,w,g,z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8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g</text:p>
          </table:table-cell>
          <table:table-cell office:value-type="string" calcext:value-type="string">
            <text:p>pocgwh</text:p>
          </table:table-cell>
          <table:table-cell office:value-type="string" calcext:value-type="string">
            <text:p>p,o,c,g,w,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style-name="ce3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9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,w,g,o,c,z,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,c,p,w,g,z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 office:value-type="string" calcext:value-type="string">
            <text:p>c,o,p,w,g,x,q,z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2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,w,t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23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,o,c,w,g,q,z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4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yqxhandb</text:p>
          </table:table-cell>
          <table:table-cell office:value-type="string" calcext:value-type="string">
            <text:p>w,p,o,z,c,g,y,q,x,h,a,n,d,b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table:formula="of:=LEN([.E25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,w,p,z,o,y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,w,z,o,y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,o,c,g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8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cog</text:p>
          </table:table-cell>
          <table:table-cell office:value-type="string" calcext:value-type="string">
            <text:p>powctgdnh</text:p>
          </table:table-cell>
          <table:table-cell office:value-type="string" calcext:value-type="string">
            <text:p>p,o,w,c,t,g,d,n,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29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  <table:table-cell table:style-name="ce3"/>
          <table:table-cell table:number-columns-repeated="8"/>
          <table:table-cell table:formula="of:=LEN([.E3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office:value-type="string" calcext:value-type="string">
            <text:p>powgcpo</text:p>
          </table:table-cell>
          <table:table-cell office:value-type="string" calcext:value-type="string">
            <text:p>powgcqn</text:p>
          </table:table-cell>
          <table:table-cell office:value-type="string" calcext:value-type="string">
            <text:p>p,o,w,g,c,q,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31])" office:value-type="float" office:value="7" calcext:value-type="float">
            <text:p>7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,w,z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3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,o,p,d,n,g,q,h,w,z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4])" office:value-type="float" office:value="10" calcext:value-type="float">
            <text:p>10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,g,z,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3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opwg</text:p>
          </table:table-cell>
          <table:table-cell office:value-type="string" calcext:value-type="string">
            <text:p>wgptocnqxh</text:p>
          </table:table-cell>
          <table:table-cell office:value-type="string" calcext:value-type="string">
            <text:p>w,g,p,t,o,c,n,q,x,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style-name="ce3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6]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,z,c,w,g,t,y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,c,g,w,o,z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39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,o,q,n,c,g,z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4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 office:value-type="string" calcext:value-type="string">
            <text:p>p,w,t,g,c,z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1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,o,c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 office:value-type="string" calcext:value-type="string">
            <text:p>p,g,z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4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2"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5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46])" office:value-type="float" office:value="4" calcext:value-type="float">
            <text:p>4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,o,c,w,d,q,n,z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47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2"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style-name="ce3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LEN([.E5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,o,c,z,w,g,y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1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2])" office:value-type="float" office:value="5" calcext:value-type="float">
            <text:p>5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53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,p,w,z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gwpx</text:p>
          </table:table-cell>
          <table:table-cell office:value-type="string" calcext:value-type="string">
            <text:p>c,g,w,p,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style-name="ce3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5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 office:value-type="string" calcext:value-type="string">
            <text:p>c,w,o,p,g,t,z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6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,o,c,z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style-name="ce3"/>
          <table:table-cell table:number-columns-repeated="8"/>
          <table:table-cell table:formula="of:=LEN([.E58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,c,p,w,g,z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59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,w,g,t,z,o,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6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,o,c,g,w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,g,c,w,p,z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6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,g,c,o,w</text:p>
          </table:table-cell>
          <table:table-cell table:number-columns-repeated="2"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3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2"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 office:value-type="string" calcext:value-type="string">
            <text:p>w,p,g,c,o,x,q,d,z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66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[-0.451354,-0.413918,0.156247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,t,w,g,z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69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,o,c,z,w,g,y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1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tgpcowpgpwcog</text:p>
          </table:table-cell>
          <table:table-cell office:value-type="string" calcext:value-type="string">
            <text:p>tgpcowqhmxdni</text:p>
          </table:table-cell>
          <table:table-cell office:value-type="string" calcext:value-type="string">
            <text:p>t,g,p,c,o,w,q,h,m,x,d,n,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style-name="ce3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table:formula="of:=LEN([.E72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,w,p,z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,z,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74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,w,o,g,z,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75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,w,p,o,c,n,z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7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,t,p,c,o,d,z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79])" office:value-type="float" office:value="4" calcext:value-type="float">
            <text:p>4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 office:value-type="string" calcext:value-type="string">
            <text:p>p,o,c,n,d,w,t,z,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80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,w,o,c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8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,o,c,t,z,w,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83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,w,z,o,c,y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022"/>
          <table:table-cell/>
        </table:table-row>
        <table:table-row table:style-name="ro1">
          <table:table-cell table:style-name="Default" table:number-columns-repeated="13"/>
          <table:table-cell table:style-name="Default" table:formula="of:=SUM([.N2:.N84])/29" office:value-type="float" office:value="0.706137931034483" calcext:value-type="float">
            <text:p>0.706137931034483</text:p>
          </table:table-cell>
          <table:table-cell table:style-name="Default" table:number-columns-repeated="100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13:31.80561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6T10:06:10.670018747</dc:date>
    <meta:editing-duration>P4DT57M7S</meta:editing-duration>
    <meta:editing-cycles>26</meta:editing-cycles>
    <meta:generator>LibreOffice/6.0.7.3$Linux_X86_64 LibreOffice_project/00m0$Build-3</meta:generator>
    <meta:document-statistic meta:table-count="1" meta:cell-count="1233" meta:object-count="0"/>
  </office:meta>
</office:document-meta>
</file>